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fo:color="#000000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Arial" fo:font-weight="normal" officeooo:paragraph-rsid="0000b007" style:font-weight-asian="normal" style:font-weight-complex="normal"/>
    </style:style>
    <style:style style:name="P4" style:family="paragraph" style:parent-style-name="Standard">
      <style:text-properties style:font-name="Arial" officeooo:paragraph-rsid="0000b007"/>
    </style:style>
    <style:style style:name="P5" style:family="paragraph" style:parent-style-name="Standard">
      <style:text-properties fo:color="#666666" style:font-name="Arial" fo:font-size="13pt" fo:font-style="normal" fo:font-weight="normal" officeooo:paragraph-rsid="0000b007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color="#666666" style:font-name="Arial" fo:font-size="13pt" fo:font-style="normal" fo:font-weight="normal" officeooo:rsid="0000b007" officeooo:paragraph-rsid="0000b007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Arial" fo:font-size="10pt" fo:language="en" fo:country="GB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italic" fo:font-weight="normal" officeooo:paragraph-rsid="0000b007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152cm" loext:contextual-spacing="false"/>
      <style:text-properties fo:color="#6666ff" style:font-name="Arial" fo:font-size="12pt" fo:font-style="normal" fo:font-weight="normal" officeooo:paragraph-rsid="0000b00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normal" fo:font-weight="normal" officeooo:paragraph-rsid="0000b00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0.152cm" loext:contextual-spacing="false"/>
      <style:text-properties fo:color="#000000" style:font-name="Arial" fo:font-size="10pt" fo:font-style="italic" fo:font-weight="normal" officeooo:paragraph-rsid="0000b007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end"/>
      <style:text-properties style:font-name="Arial" fo:font-size="24pt" style:font-size-asian="24pt" style:font-name-complex="Arial" style:font-size-complex="24pt"/>
    </style:style>
    <style:style style:name="P17" style:family="paragraph">
      <style:paragraph-properties fo:text-align="end"/>
      <style:text-properties style:font-name="Arial" fo:font-size="12pt" style:font-name-complex="Arial"/>
    </style:style>
    <style:style style:name="P18" style:family="paragraph">
      <style:paragraph-properties fo:text-align="end"/>
      <style:text-properties fo:color="#666666" style:font-name="Arial" fo:font-size="13pt" style:font-size-asian="13pt" style:font-name-complex="Arial" style:font-size-complex="13pt"/>
    </style:style>
    <style:style style:name="P19" style:family="paragraph">
      <style:paragraph-properties fo:text-align="end"/>
      <style:text-properties fo:color="#666666" style:font-name="Arial" fo:font-size="13pt" style:font-name-complex="Arial" style:font-size-complex="13pt"/>
    </style:style>
    <style:style style:name="P20" style:family="paragraph">
      <style:paragraph-properties fo:text-align="end"/>
      <style:text-properties fo:color="#666666" style:font-name="Arial" fo:font-size="13pt" fo:language="en" fo:country="US" style:font-size-asian="13pt" style:font-name-complex="Arial" style:font-size-complex="13pt"/>
    </style:style>
    <style:style style:name="P21" style:family="paragraph">
      <loext:graphic-properties draw:fill="none" draw:fill-color="#ffffff"/>
      <style:paragraph-properties fo:text-align="end"/>
      <style:text-properties style:font-name="Arial" fo:font-size="24pt" style:font-size-asian="24pt" style:font-name-complex="Arial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6666ff"/>
    </style:style>
    <style:style style:name="T6" style:family="text">
      <style:text-properties officeooo:rsid="0016fbbf"/>
    </style:style>
    <style:style style:name="T7" style:family="text">
      <style:text-properties officeooo:rsid="0000b007"/>
    </style:style>
    <style:style style:name="T8" style:family="text">
      <style:text-properties fo:language="en" fo:country="US"/>
    </style:style>
    <style:style style:name="T9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Webdings" fo:font-size="10pt" fo:font-style="italic" style:font-name-asian="SimSun" style:font-size-asian="10pt" style:font-style-asian="italic" style:font-name-complex="Mangal2" style:font-size-complex="10pt" style:font-style-complex="italic"/>
    </style:style>
    <style:style style:name="T12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gr1" style:family="graphic">
      <style:graphic-properties draw:stroke="none" svg:stroke-color="#000000" draw:fill="none" draw:fill-color="#ffffff" fo:min-height="1.6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6" draw:name="Forme1" draw:style-name="gr3" draw:text-style-name="P21" svg:width="10.057cm" svg:height="4.564cm" svg:x="7.486cm" svg:y="-0.074cm"><draw:text-box><text:p text:style-name="P16">Romain PEREIRA</text:p><text:p text:style-name="P17"/><text:p text:style-name="P18">Engineer student at ENSIIE (France),</text:p><text:p text:style-name="P18">looking for a two-month internship</text:p><text:p text:style-name="P18">this summer in IT</text:p><text:p text:style-name="P19"/><text:p text:style-name="P20">Sociable, motivated and rigorous.</text:p></draw:text-box></draw:frame></text:p>
      <text:p text:style-name="P5"><draw:frame text:anchor-type="paragraph" draw:z-index="0" draw:style-name="gr1" draw:text-style-name="P14" svg:width="5.651cm" svg:height="2.511cm" svg:x="0.452cm" svg:y="0.208cm"><draw:text-box><text:p text:style-name="P13"><text:span text:style-name="T9">31 cours Mgr. Roméro</text:span></text:p><text:p text:style-name="P13"><text:span text:style-name="T9">91000 Evry, France</text:span></text:p><text:p text:style-name="P13"><text:span text:style-name="T10"></text:span><text:span text:style-name="T11"> </text:span><text:span text:style-name="T9">06 13 64 77 15</text:span></text:p><text:p text:style-name="P13"><text:span text:style-name="T12"></text:span><text:span text:style-name="T13"> </text:span><text:span text:style-name="T9"><text:a xlink:href="mailto:romain.pereira@ensiie.fr" xlink:type="simple">romain.pereira@ensiie.fr</text:a></text:span></text:p><text:p text:style-name="P13"><text:span text:style-name="T9"><text:s text:c="5"/></text:span><text:span text:style-name="T9"><text:a xlink:href="http://pereira.iiens.net/" xlink:type="simple">http://pereira.iiens.net/</text:a></text:span></text:p><text:p text:style-name="P13"><text:span text:style-name="T9">Born 1996/01/27 </text:span></text:p></draw:text-box></draw:frame><text:span text:style-name="T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draw:line text:anchor-type="paragraph" draw:z-index="1" draw:style-name="gr2" draw:text-style-name="P15" svg:x1="0.09cm" svg:y1="0.213cm" svg:x2="1.99cm" svg:y2="0.213cm"><text:p/></draw:line><text:tab/><text:tab/>FORMATION</text:p>
      <text:p text:style-name="P1">2017 – 2020<text:tab/><text:span text:style-name="T1">Formation d'ingénieur en Informatique - Actuellement en 1ère année à l'ENSIIE</text:span></text:p>
      <text:p text:style-name="P1"><text:tab/><text:tab/>École<text:span text:style-name="T4"> nationale supérieur d'Informatique pour l'Industrie et l'Entreprise,</text:span></text:p>
      <text:p text:style-name="P1"><text:span text:style-name="T4"><text:tab/><text:tab/>concours Mines-Télécom</text:span>).</text:p>
      <text:p text:style-name="P11"><text:tab/><text:tab/>Enseignements en Informatique, Mathématiques, Finance et Formation Humaine.</text:p>
      <text:p text:style-name="P11">2017 – 2018<text:tab/><text:span text:style-name="T1">Licence de Mathématiques appliquées en double diplôme</text:span>,</text:p>
      <text:p text:style-name="P12"><text:tab/><text:tab/>Université d’Évry Val d'Essonne, Évry</text:p>
      <text:p text:style-name="P1">2015 – 2017<text:tab/><text:span text:style-name="T1">Classes Préparatoire aux Grandes Écoles (CPGE MPSI-MP)</text:span></text:p>
      <text:p text:style-name="P11"><text:span text:style-name="T1"><text:tab/><text:tab/></text:span><text:span text:style-name="T4">Lycée François 1er, Fontainebleau</text:span></text:p>
      <text:p text:style-name="P11">2014 – 2015<text:tab/><text:span text:style-name="T1">Formation en développement informatique</text:span>,<text:span text:style-name="T4"> École 42, Paris 17ème</text:span></text:p>
      <text:p text:style-name="P8"/>
      <text:p text:style-name="P10"><draw:line text:anchor-type="paragraph" draw:z-index="2" draw:style-name="gr2" draw:text-style-name="P15" svg:x1="0.09cm" svg:y1="0.213cm" svg:x2="1.99cm" svg:y2="0.213cm"><text:p/></draw:line><text:tab/><text:tab/>COMPETENCES TECHNIQUES</text:p>
      <text:p text:style-name="P11"><text:s text:c="15"/>OS<text:tab/>Linux, Windows (7, 10), Mac OS X</text:p>
      <text:p text:style-name="P11"><text:s text:c="4"/>Langages<text:tab/>C, Java, PHP, ASM(elf64), Python, C++</text:p>
      <text:p text:style-name="P11"><text:s text:c="13"/>Web<text:tab/>HTML/Javascript/PHP, SQL (pgsql, mysql)</text:p>
      <text:p text:style-name="P9"><text:s text:c="10"/>Autres<text:tab/>GIT, Gradle, Eclipse, OpenGL, OpenAL, <text:s/>Bootstrap</text:p>
      <text:p text:style-name="P2"/>
      <text:p text:style-name="P10"><draw:line text:anchor-type="paragraph" draw:z-index="3" draw:style-name="gr2" draw:text-style-name="P15" svg:x1="0.09cm" svg:y1="0.213cm" svg:x2="1.99cm" svg:y2="0.213cm"><text:p/></draw:line><text:tab/><text:tab/>EXPERIENCES PROFESSIONELLES ET PROJETS</text:p>
      <text:p text:style-name="P11"><text:s text:c="6"/>Été 2016<text:span text:style-name="T4"> <text:tab/></text:span>Employé de rayon en moyenne surface<text:span text:style-name="T4">, période estivale, Carrefour-Market (Milly la Forêt)</text:span></text:p>
      <text:p text:style-name="P1">Depuis 2015<text:tab/><text:span text:style-name="T1">Projets personnels de développement:</text:span></text:p>
      <text:p text:style-name="P1"><text:span text:style-name="T1"><text:tab/><text:tab/>• </text:span>Moteur de jeu voxel (graphique, physique, audio), OpenGL, OpenAL, GLFW</text:p>
      <text:p text:style-name="P11"><text:span text:style-name="T4"><text:tab/><text:tab/>• </text:span>Applications mobiles<text:span text:style-name="T4"> (utilitaires, mini-jeux)</text:span></text:p>
      <text:p text:style-name="P1">2014 – 2015<text:tab/><text:span text:style-name="T1">Projets scolaire de développement <text:s/>(en C principalement):</text:span></text:p>
      <text:p text:style-name="P1"><text:span text:style-name="T1"><text:tab/><text:tab/></text:span><text:span text:style-name="T4">Réalisé dans le cadre de mon apprentissage à l’École 42. Quelques exemples :</text:span></text:p>
      <text:p text:style-name="P1"><text:span text:style-name="T4"><text:tab/><text:tab/>• </text:span>Création d'un interpréteur Shell, Bibliothèques C, algorithmes de tris</text:p>
      <text:p text:style-name="P1"><text:tab/><text:tab/>• Structures de données (vecteur, liste, arbre binaire, table de hachage)</text:p>
      <text:p text:style-name="P1"><text:tab/><text:tab/>• Rendu graphique (3D: rastérisation, heightmaps, ray-tracing) (2D: fractals)</text:p>
      <text:p text:style-name="P1"/>
      <text:p text:style-name="P10"><draw:line text:anchor-type="paragraph" draw:z-index="4" draw:style-name="gr2" draw:text-style-name="P15" svg:x1="0.09cm" svg:y1="0.213cm" svg:x2="1.99cm" svg:y2="0.213cm"><text:p/></draw:line><text:tab/><text:tab/>LANGUES</text:p>
      <text:p text:style-name="P10"><text:span text:style-name="T2"><text:s text:c="6"/>Français<text:tab/></text:span><text:span text:style-name="T3">Langue maternelle</text:span></text:p>
      <text:p text:style-name="P9"><text:s text:c="8"/>Anglais<text:tab/><text:span text:style-name="T1">Courant</text:span> (<text:span text:style-name="T4">Cambridge English Certificate, niveau B1</text:span>)</text:p>
      <text:p text:style-name="P9"/>
      <text:p text:style-name="P10"><draw:line text:anchor-type="paragraph" draw:z-index="5" draw:style-name="gr2" draw:text-style-name="P15" svg:x1="0.09cm" svg:y1="0.213cm" svg:x2="1.99cm" svg:y2="0.213cm"><text:p/></draw:line><text:tab/><text:tab/>CENTRE D'INTÊRETS</text:p>
      <text:p text:style-name="P11"><text:span text:style-name="T5"><text:s text:c="7"/></text:span>Sports<text:tab/>Escalade/Football amateur</text:p>
      <text:p text:style-name="P7"><text:s text:c="6"/>Culture<text:tab/>Actualités politiques, musique (guitariste, batterie/bas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7:41:30.48</meta:creation-date>
    <dc:date>2018-04-05T12:44:54.643180555</dc:date>
    <meta:editing-duration>PT2H51M44S</meta:editing-duration>
    <meta:editing-cycles>157</meta:editing-cycles>
    <meta:generator>LibreOffice/5.2.7.2$Linux_X86_64 LibreOffice_project/20m0$Build-2</meta:generator>
    <meta:document-statistic meta:table-count="0" meta:image-count="0" meta:object-count="0" meta:page-count="1" meta:paragraph-count="31" meta:word-count="212" meta:character-count="1732" meta:non-whitespace-character-count="1436"/>
  </office:meta>
</office:document-meta>
</file>